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25.94cm" svg:height="19.59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5.94720263986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layer="layout" svg:width="9.525cm" svg:height="1.27cm" svg:x="10.525cm" svg:y="2.27cm">
          <draw:text-box>
            <text:p>Invoice module</text:p>
          </draw:text-box>
        </draw:frame>
        <draw:rect draw:style-name="gr3" draw:text-style-name="P2" draw:layer="layout" svg:width="6.985cm" svg:height="5.715cm" svg:x="7.985cm" svg:y="4.175cm">
          <text:p text:style-name="P1">Invoice</text:p>
          <text:p text:style-name="P1"><text:tab/></text:p>
        </draw:rect>
        <draw:rect draw:style-name="gr3" draw:text-style-name="P2" draw:layer="layout" svg:width="9.525cm" svg:height="6.985cm" svg:x="13.7cm" svg:y="6.08cm">
          <text:p text:style-name="P2">Invoicedetails</text:p>
          <text:p text:style-name="P2">Cascade cancel</text:p>
          <text:p text:style-name="P2"/>
          <text:p text:style-name="P2">Pass on cancel action</text:p>
          <text:p text:style-name="P2">To quotes </text:p>
          <text:p text:style-name="P2">and stockentries</text:p>
          <text:p text:style-name="P2"/>
          <text:p text:style-name="P2">Still appear in invoice view</text:p>
        </draw:rect>
        <draw:rect draw:style-name="gr3" draw:text-style-name="P2" draw:layer="layout" svg:width="4.445cm" svg:height="3.175cm" svg:x="1.635cm" svg:y="1.635cm">
          <text:p text:style-name="P2">Action</text:p>
          <text:p text:style-name="P1"><text:tab/></text:p>
        </draw:rect>
        <draw:frame draw:style-name="gr2" draw:layer="layout" svg:width="6.35cm" svg:height="1.27cm" svg:x="18.78cm" svg:y="2.27cm">
          <draw:text-box>
            <text:p>DATA STRUCTURE</text:p>
          </draw:text-box>
        </draw:frame>
        <draw:rect draw:style-name="gr3" draw:text-style-name="P2" draw:layer="layout" svg:width="7.62cm" svg:height="6.985cm" svg:x="18.78cm" svg:y="13.065cm">
          <text:p text:style-name="P2">Stockentries</text:p>
          <text:p text:style-name="P2">cascade </text:p>
          <text:p text:style-name="P2">Cancel: </text:p>
          <text:p text:style-name="P2">Adjust status and recalc</text:p>
          <text:p text:style-name="P2"/>
          <text:p text:style-name="P2">Create status </text:p>
          <text:p text:style-name="P2">Cancelled, meaning </text:p>
          <text:p text:style-name="P2">do not count in calc</text:p>
          <text:p text:style-name="P2"/>
        </draw:rect>
        <draw:rect draw:style-name="gr3" draw:text-style-name="P2" draw:layer="layout" svg:width="7.62cm" svg:height="11.43cm" svg:x="1.635cm" svg:y="7.985cm">
          <text:p text:style-name="P2">Events</text:p>
          <text:p text:style-name="P2">Cascade </text:p>
          <text:p text:style-name="P2">Cancel</text:p>
          <text:p text:style-name="P2">Adjust status or delete</text:p>
          <text:p text:style-name="P2"/>
          <text:p text:style-name="P2">Create function </text:p>
          <text:p text:style-name="P2">IsCancelled</text:p>
          <text:p text:style-name="P2">Plus reference</text:p>
          <text:p text:style-name="P2"/>
          <text:p text:style-name="P2">Create status cancelled</text:p>
          <text:p text:style-name="P2">Meaning do not show in</text:p>
          <text:p text:style-name="P2">DSR, or otherwise</text:p>
          <text:p text:style-name="P2">Act as if it does not </text:p>
          <text:p text:style-name="P2">exist</text:p>
        </draw:rect>
        <draw:rect draw:style-name="gr3" draw:text-style-name="P2" draw:layer="layout" svg:width="8.255cm" svg:height="6.35cm" svg:x="9.89cm" svg:y="13.065cm">
          <text:p text:style-name="P2">Quotes [ok]</text:p>
          <text:p text:style-name="P2">Cascade </text:p>
          <text:p text:style-name="P2">Cancel</text:p>
          <text:p text:style-name="P2">Adjust status and recalc</text:p>
          <text:p text:style-name="P2"/>
          <text:p text:style-name="P2">Create status cancelled</text:p>
          <text:p text:style-name="P2">Meaning In calc, ignor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sper Tomas</meta:initial-creator>
    <meta:creation-date>2010-11-17T10:41:50.98</meta:creation-date>
    <dc:date>2011-02-21T17:48:08.59</dc:date>
    <dc:creator>Jasper Tomas</dc:creator>
    <meta:editing-duration>PT08H05M55S</meta:editing-duration>
    <meta:editing-cycles>67</meta:editing-cycles>
    <meta:generator>OpenOffice.org/3.2$Win32 OpenOffice.org_project/320m18$Build-9502</meta:generator>
    <meta:document-statistic meta:object-count="9"/>
  </office:meta>
</office:document-meta>
</file>